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04c04" officeooo:paragraph-rsid="00004c04" style:font-weight-asian="bold" style:font-weight-complex="bold"/>
    </style:style>
    <style:style style:name="P2" style:family="paragraph" style:parent-style-name="Standard">
      <style:text-properties officeooo:rsid="00004c04" officeooo:paragraph-rsid="00004c04"/>
    </style:style>
    <style:style style:name="P3" style:family="paragraph" style:parent-style-name="Standard">
      <style:text-properties style:text-underline-style="solid" style:text-underline-width="auto" style:text-underline-color="font-color" officeooo:rsid="00004c04" officeooo:paragraph-rsid="00004c04"/>
    </style:style>
    <style:style style:name="T1" style:family="text">
      <style:text-properties officeooo:rsid="00009cf8"/>
    </style:style>
    <style:style style:name="T2" style:family="text">
      <style:text-properties officeooo:rsid="00024e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hrzeug/Roboter</text:p>
      <text:p text:style-name="P2"/>
      <text:p text:style-name="P3">Feature List </text:p>
      <text:p text:style-name="P2"/>
      <text:p text:style-name="P2">-Spannungsteiler (Messgerät)</text:p>
      <text:p text:style-name="P2">-Amperemeter</text:p>
      <text:p text:style-name="P2">-Ultraschallradar<text:tab/><text:tab/><text:tab/><text:tab/><text:span text:style-name="T1">Done</text:span></text:p>
      <text:p text:style-name="P2"><text:tab/>-Schrittmotor (klein)<text:tab/><text:tab/><text:tab/><text:span text:style-name="T1">Done</text:span></text:p>
      <text:p text:style-name="P2"><text:tab/>-Pololu-Schrittmotortreiber<text:tab/><text:tab/><text:span text:style-name="T1">Done</text:span></text:p>
      <text:p text:style-name="P2"><text:tab/>-Lichtschranke<text:tab/><text:tab/><text:tab/><text:span text:style-name="T1">Done</text:span></text:p>
      <text:p text:style-name="P2"><text:tab/>-Ultraschallsensor<text:tab/><text:tab/><text:tab/><text:span text:style-name="T1">Done</text:span></text:p>
      <text:p text:style-name="P2"><text:tab/>-Schleifkontakte</text:p>
      <text:p text:style-name="P2">-Kamerahaltung konstruieren (CAD)<text:tab/><text:span text:style-name="T2">Done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7T08:39:19.73</meta:creation-date>
    <dc:date>2014-07-16T11:21:50.450209723</dc:date>
    <meta:editing-duration>P0D</meta:editing-duration>
    <meta:editing-cycles>3</meta:editing-cycles>
    <meta:generator>LibreOffice/4.2.4.2$Linux_X86_64 LibreOffice_project/420m0$Build-2</meta:generator>
    <dc:creator>tata </dc:creator>
    <meta:document-statistic meta:table-count="0" meta:image-count="0" meta:object-count="0" meta:page-count="1" meta:paragraph-count="11" meta:word-count="22" meta:character-count="260" meta:non-whitespace-character-count="233"/>
  </office:meta>
</office:document-meta>
</file>